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b2271" officeooo:paragraph-rsid="000b2271"/>
    </style:style>
    <style:style style:name="P2" style:family="paragraph" style:parent-style-name="Standard">
      <style:text-properties fo:font-weight="normal" officeooo:rsid="000b2271" officeooo:paragraph-rsid="000b2271" style:font-weight-asian="normal" style:font-weight-complex="normal"/>
    </style:style>
    <style:style style:name="P3" style:family="paragraph" style:parent-style-name="Standard">
      <style:paragraph-properties style:line-height-at-least="0.503cm"/>
      <style:text-properties fo:color="#cccccc" loext:opacity="100%" style:font-name="Consolas" fo:font-size="10.5pt" fo:font-weight="normal" fo:background-color="#1f1f1f"/>
    </style:style>
    <style:style style:name="P4" style:family="paragraph" style:parent-style-name="Standard">
      <style:text-properties fo:color="#cccccc" loext:opacity="100%" style:font-name="Consolas" fo:font-size="10.5pt" fo:font-weight="normal" officeooo:rsid="000b2271" officeooo:paragraph-rsid="000b2271" fo:background-color="#1f1f1f"/>
    </style:style>
    <style:style style:name="P5" style:family="paragraph" style:parent-style-name="Standard">
      <style:text-properties fo:color="#cccccc" loext:opacity="100%" style:font-name="Consolas" fo:font-size="10.5pt" fo:font-weight="normal" officeooo:rsid="000b2271" officeooo:paragraph-rsid="000b2271" fo:background-color="#1f1f1f" style:font-weight-asian="normal" style:font-weight-complex="normal"/>
    </style:style>
    <style:style style:name="P6" style:family="paragraph" style:parent-style-name="Standard">
      <style:paragraph-properties style:line-height-at-least="0.503cm"/>
      <style:text-properties fo:color="#cccccc" loext:opacity="100%" fo:background-color="#1f1f1f"/>
    </style:style>
    <style:style style:name="P7" style:family="paragraph" style:parent-style-name="Standard">
      <style:text-properties fo:color="#cccccc" loext:opacity="100%" fo:font-weight="normal" officeooo:rsid="000b2271" officeooo:paragraph-rsid="000b2271" fo:background-color="#1f1f1f" style:font-weight-asian="normal" style:font-weight-complex="normal"/>
    </style:style>
    <style:style style:name="P8" style:family="paragraph" style:parent-style-name="Standard">
      <style:paragraph-properties style:line-height-at-least="0.503cm"/>
    </style:style>
    <style:style style:name="P9" style:family="paragraph" style:parent-style-name="Standard">
      <style:text-properties fo:font-weight="bold" officeooo:rsid="000b2271" officeooo:paragraph-rsid="000b2271" style:font-weight-asian="bold" style:font-weight-complex="bold"/>
    </style:style>
    <style:style style:name="T1" style:family="text">
      <style:text-properties fo:color="#4ec9b0" loext:opacity="100%"/>
    </style:style>
    <style:style style:name="T2" style:family="text">
      <style:text-properties fo:color="#4ec9b0" loext:opacity="100%" style:font-name="Consolas" fo:font-size="10.5pt" fo:font-weight="normal"/>
    </style:style>
    <style:style style:name="T3" style:family="text">
      <style:text-properties style:font-name="Consolas" fo:font-size="10.5pt" fo:font-weight="normal"/>
    </style:style>
    <style:style style:name="T4" style:family="text">
      <style:text-properties fo:color="#569cd6" loext:opacity="100%" style:font-name="Consolas" fo:font-size="10.5pt"/>
    </style:style>
    <style:style style:name="T5" style:family="text">
      <style:text-properties fo:color="#569cd6" loext:opacity="100%" style:font-name="Consolas" fo:font-size="10.5pt" fo:font-weight="normal"/>
    </style:style>
    <style:style style:name="T6" style:family="text">
      <style:text-properties fo:color="#dcdcaa" loext:opacity="100%" style:font-name="Consolas" fo:font-size="10.5pt" fo:font-weight="normal"/>
    </style:style>
    <style:style style:name="T7" style:family="text">
      <style:text-properties fo:color="#9cdcfe" loext:opacity="100%" style:font-name="Consolas" fo:font-size="10.5pt" fo:font-weight="normal"/>
    </style:style>
    <style:style style:name="T8" style:family="text">
      <style:text-properties fo:color="#d4d4d4" loext:opacity="100%" style:font-name="Consolas" fo:font-size="10.5pt" fo:font-weight="normal"/>
    </style:style>
    <style:style style:name="T9" style:family="text">
      <style:text-properties fo:color="#c586c0" loext:opacity="100%" style:font-name="Consolas" fo:font-size="10.5pt" fo:font-weight="normal"/>
    </style:style>
    <style:style style:name="T10" style:family="text">
      <style:text-properties fo:color="#ce9178" loext:opacity="100%" style:font-name="Consolas" fo:font-size="10.5pt" fo:font-weight="normal"/>
    </style:style>
    <style:style style:name="T11" style:family="text">
      <style:text-properties fo:color="#b5cea8" loext:opacity="100%" style:font-name="Consolas" fo:font-size="10.5pt" fo:font-weight="normal"/>
    </style:style>
    <style:style style:name="T12" style:family="text">
      <style:text-properties fo:color="#808080" loext:opacity="100%" style:font-name="Consolas" fo:font-size="10.5pt"/>
    </style:style>
    <style:style style:name="T13" style:family="text">
      <style:text-properties fo:color="#808080" loext:opacity="100%"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Proyecto APX artifact WIKJ123</text:p>
      <text:p text:style-name="P1"/>
      <text:p text:style-name="P9">DTO</text:p>
      <text:p text:style-name="P9"/>
      <text:p text:style-name="P1">En dto (WIKJC123)se implementa las Clases CustomerIn y CustomerOut, que son los objetos que usaremos para manejar los datos de entrada y de salida</text:p>
      <text:p text:style-name="P1"/>
      <text:p text:style-name="P9">LIBRARIES</text:p>
      <text:p text:style-name="P9"/>
      <text:p text:style-name="P1">En libraries (WIKJR123) se construye la interfaz que contiene la firma de los <text:s/>metodos executeInsert y executeSelect </text:p>
      <text:p text:style-name="P1"/>
      <text:p text:style-name="P1">En libraries (WIKJR123IMPL) tenemos la clase abstracta que es donde se importa la librería JdbcUtils y se crea el metodo setJdbcUtils <text:s/>al añadirlo con apx-cli y que usaremos en la implementacion.</text:p>
      <text:p text:style-name="P1">Tambien tenemos la clase Impl <text:s/>que es donsde se implementan los metodos executeInsert y ExecuteSelect </text:p>
      <text:p text:style-name="P4">@<text:span text:style-name="T1">Override</text:span></text:p>
      <text:p text:style-name="P6">    <text:span text:style-name="T5">public</text:span><text:span text:style-name="T3"> </text:span><text:span text:style-name="T2">int</text:span><text:span text:style-name="T3"> </text:span><text:span text:style-name="T6">executeInsert</text:span><text:span text:style-name="T3">(</text:span><text:span text:style-name="T2">CustomerIn</text:span><text:span text:style-name="T3"> </text:span><text:span text:style-name="T7">customerIn</text:span><text:span text:style-name="T3">) {</text:span></text:p>
      <text:p text:style-name="P6">        <text:span text:style-name="T2">Map</text:span><text:span text:style-name="T3">&lt;</text:span><text:span text:style-name="T2">String</text:span><text:span text:style-name="T3">, </text:span><text:span text:style-name="T2">Object</text:span><text:span text:style-name="T3">&gt; </text:span><text:span text:style-name="T7">args</text:span><text:span text:style-name="T3"> </text:span><text:span text:style-name="T8">=</text:span><text:span text:style-name="T3"> </text:span><text:span text:style-name="T9">new</text:span><text:span text:style-name="T3"> </text:span><text:span text:style-name="T6">HashMap</text:span><text:span text:style-name="T3">&lt;&gt;();</text:span></text:p>
      <text:p text:style-name="P6">        <text:span text:style-name="T7">args</text:span><text:span text:style-name="T3">.</text:span><text:span text:style-name="T6">put</text:span><text:span text:style-name="T3">(</text:span><text:span text:style-name="T10">"id"</text:span><text:span text:style-name="T3">, </text:span><text:span text:style-name="T7">customerIn</text:span><text:span text:style-name="T3">.</text:span><text:span text:style-name="T6">getId</text:span><text:span text:style-name="T3">());</text:span></text:p>
      <text:p text:style-name="P6">        <text:span text:style-name="T7">args</text:span><text:span text:style-name="T3">.</text:span><text:span text:style-name="T6">put</text:span><text:span text:style-name="T3">(</text:span><text:span text:style-name="T10">"nuip"</text:span><text:span text:style-name="T3">, </text:span><text:span text:style-name="T7">customerIn</text:span><text:span text:style-name="T3">.</text:span><text:span text:style-name="T6">getNuip</text:span><text:span text:style-name="T3">());</text:span></text:p>
      <text:p text:style-name="P6">        <text:span text:style-name="T7">args</text:span><text:span text:style-name="T3">.</text:span><text:span text:style-name="T6">put</text:span><text:span text:style-name="T3">(</text:span><text:span text:style-name="T10">"phone"</text:span><text:span text:style-name="T3">, </text:span><text:span text:style-name="T7">customerIn</text:span><text:span text:style-name="T3">.</text:span><text:span text:style-name="T6">getPhone</text:span><text:span text:style-name="T3">());</text:span></text:p>
      <text:p text:style-name="P6">        <text:span text:style-name="T7">args</text:span><text:span text:style-name="T3">.</text:span><text:span text:style-name="T6">put</text:span><text:span text:style-name="T3">(</text:span><text:span text:style-name="T10">"address"</text:span><text:span text:style-name="T3">, </text:span><text:span text:style-name="T7">customerIn</text:span><text:span text:style-name="T3">.</text:span><text:span text:style-name="T6">getAddress</text:span><text:span text:style-name="T3">());</text:span></text:p>
      <text:p text:style-name="P6">        <text:span text:style-name="T7">args</text:span><text:span text:style-name="T3">.</text:span><text:span text:style-name="T6">put</text:span><text:span text:style-name="T3">(</text:span><text:span text:style-name="T10">"full_name"</text:span><text:span text:style-name="T3">, </text:span><text:span text:style-name="T7">customerIn</text:span><text:span text:style-name="T3">.</text:span><text:span text:style-name="T6">getFullName</text:span><text:span text:style-name="T3">());</text:span></text:p>
      <text:p text:style-name="P8"/>
      <text:p text:style-name="P6">        <text:span text:style-name="T9">return</text:span><text:span text:style-name="T3"> </text:span><text:span text:style-name="T5">this</text:span><text:span text:style-name="T3">.</text:span><text:span text:style-name="T7">jdbcUtils</text:span><text:span text:style-name="T3">.</text:span><text:span text:style-name="T6">update</text:span><text:span text:style-name="T3">(</text:span><text:span text:style-name="T10">"query.insert"</text:span><text:span text:style-name="T3">,</text:span><text:span text:style-name="T7">args</text:span><text:span text:style-name="T3">);</text:span></text:p>
      <text:p text:style-name="P8"/>
      <text:p text:style-name="P6">    <text:span text:style-name="T3">}</text:span></text:p>
      <text:p text:style-name="P1">El metodo insert es el metodo que usaremos en la transaccion, que es el punto de entrada de nuestra aplicación desde la peticion en postman, creamos un objeto de tipo map donde agreagamos los valores de los atributos de CustomerIn y retornamos la consulta a la base de datos. El metodo retorna un int que sera el que usemos en la transaccion para verificar si se ha insertado el objeto en la base de datos y hacer el select.</text:p>
      <text:p text:style-name="P1"/>
      <text:p text:style-name="P1"/>
      <text:p text:style-name="P6">    <text:span text:style-name="T3">@</text:span><text:span text:style-name="T2">Override</text:span></text:p>
      <text:p text:style-name="P6">    <text:span text:style-name="T5">public</text:span><text:span text:style-name="T3"> </text:span><text:span text:style-name="T2">CustomerOut</text:span><text:span text:style-name="T3"> </text:span><text:span text:style-name="T6">executeSelect</text:span><text:span text:style-name="T3">(</text:span><text:span text:style-name="T2">String</text:span><text:span text:style-name="T3"> </text:span><text:span text:style-name="T7">id</text:span><text:span text:style-name="T3">) {</text:span></text:p>
      <text:p text:style-name="P6">        <text:span text:style-name="T2">Map</text:span><text:span text:style-name="T3">&lt;</text:span><text:span text:style-name="T2">String</text:span><text:span text:style-name="T3">,</text:span><text:span text:style-name="T2">Object</text:span><text:span text:style-name="T3">&gt; </text:span><text:span text:style-name="T7">result</text:span><text:span text:style-name="T3"> </text:span><text:span text:style-name="T8">=</text:span><text:span text:style-name="T3"> </text:span><text:span text:style-name="T9">new</text:span><text:span text:style-name="T3"> </text:span><text:span text:style-name="T6">HashMap</text:span><text:span text:style-name="T3">&lt;&gt;();</text:span></text:p>
      <text:p text:style-name="P6">        <text:span text:style-name="T7">result</text:span><text:span text:style-name="T3"> </text:span><text:span text:style-name="T8">=</text:span><text:span text:style-name="T3"> </text:span><text:span text:style-name="T5">this</text:span><text:span text:style-name="T3">.</text:span><text:span text:style-name="T7">jdbcUtils</text:span><text:span text:style-name="T3">.</text:span><text:span text:style-name="T6">queryForMap</text:span><text:span text:style-name="T3">(</text:span><text:span text:style-name="T10">"query.select"</text:span><text:span text:style-name="T3">,</text:span><text:span text:style-name="T7">id</text:span><text:span text:style-name="T3">);</text:span></text:p>
      <text:p text:style-name="P6">        <text:span text:style-name="T2">CustomerOut</text:span><text:span text:style-name="T3"> </text:span><text:span text:style-name="T7">customerOut</text:span><text:span text:style-name="T3"> </text:span><text:span text:style-name="T8">=</text:span><text:span text:style-name="T3"> </text:span><text:span text:style-name="T9">new</text:span><text:span text:style-name="T3"> </text:span><text:span text:style-name="T6">CustomerOut</text:span><text:span text:style-name="T3">();</text:span></text:p>
      <text:p text:style-name="P6">        <text:span text:style-name="T7">customerOut</text:span><text:span text:style-name="T3">.</text:span><text:span text:style-name="T6">setId</text:span><text:span text:style-name="T3">(</text:span><text:span text:style-name="T2">String</text:span><text:span text:style-name="T3">.</text:span><text:span text:style-name="T6">valueOf</text:span><text:span text:style-name="T3">(</text:span><text:span text:style-name="T7">result</text:span><text:span text:style-name="T3">.</text:span><text:span text:style-name="T6">get</text:span><text:span text:style-name="T3">(</text:span><text:span text:style-name="T10">"id"</text:span><text:span text:style-name="T3">)));</text:span></text:p>
      <text:p text:style-name="P6">        <text:span text:style-name="T7">customerOut</text:span><text:span text:style-name="T3">.</text:span><text:span text:style-name="T6">setNuip</text:span><text:span text:style-name="T3">(</text:span><text:span text:style-name="T2">String</text:span><text:span text:style-name="T3">.</text:span><text:span text:style-name="T6">valueOf</text:span><text:span text:style-name="T3">(</text:span><text:span text:style-name="T7">result</text:span><text:span text:style-name="T3">.</text:span><text:span text:style-name="T6">get</text:span><text:span text:style-name="T3">(</text:span><text:span text:style-name="T10">"nuip"</text:span><text:span text:style-name="T3">)));</text:span></text:p>
      <text:p text:style-name="P6">        <text:span text:style-name="T7">customerOut</text:span><text:span text:style-name="T3">.</text:span><text:span text:style-name="T6">setPhone</text:span><text:span text:style-name="T3">(</text:span><text:span text:style-name="T2">String</text:span><text:span text:style-name="T3">.</text:span><text:span text:style-name="T6">valueOf</text:span><text:span text:style-name="T3">(</text:span><text:span text:style-name="T7">result</text:span><text:span text:style-name="T3">.</text:span><text:span text:style-name="T6">get</text:span><text:span text:style-name="T3">(</text:span><text:span text:style-name="T10">"phone"</text:span><text:span text:style-name="T3">)));</text:span></text:p>
      <text:p text:style-name="P6">        <text:span text:style-name="T7">customerOut</text:span><text:span text:style-name="T3">.</text:span><text:span text:style-name="T6">setAddress</text:span><text:span text:style-name="T3">(</text:span><text:span text:style-name="T2">String</text:span><text:span text:style-name="T3">.</text:span><text:span text:style-name="T6">valueOf</text:span><text:span text:style-name="T3">(</text:span><text:span text:style-name="T7">result</text:span><text:span text:style-name="T3">.</text:span><text:span text:style-name="T6">get</text:span><text:span text:style-name="T3">(</text:span><text:span text:style-name="T10">"address"</text:span><text:span text:style-name="T3">)));</text:span></text:p>
      <text:p text:style-name="P6">        <text:span text:style-name="T7">customerOut</text:span><text:span text:style-name="T3">.</text:span><text:span text:style-name="T6">setFullName</text:span><text:span text:style-name="T3">(</text:span><text:span text:style-name="T2">String</text:span><text:span text:style-name="T3">.</text:span><text:span text:style-name="T6">valueOf</text:span><text:span text:style-name="T3">(</text:span><text:span text:style-name="T7">result</text:span><text:span text:style-name="T3">.</text:span><text:span text:style-name="T6">get</text:span><text:span text:style-name="T3">(</text:span><text:span text:style-name="T10">"full_name"</text:span><text:span text:style-name="T3">)));</text:span></text:p>
      <text:p text:style-name="P8"/>
      <text:p text:style-name="P6">        <text:span text:style-name="T9">return</text:span><text:span text:style-name="T3"> </text:span><text:span text:style-name="T7">customerOut</text:span><text:span text:style-name="T3">;</text:span></text:p>
      <text:p text:style-name="P6">    <text:span text:style-name="T3">}</text:span></text:p>
      <text:p text:style-name="P3"/>
      <text:p text:style-name="P1">En executeSelect se hace basicamente lo mismo que en el insert pero realizando primero la consulta a la base de datos por el id y luego seteando esos valores al objeto CustomerOut, que es lo que <text:soft-page-break/>retorna el metodo y es lo que devuelve la peticion del postman.</text:p>
      <text:p text:style-name="P1"/>
      <text:p text:style-name="P1">En estos dos metodos se usan query.insert y query.select que son las consultas de cada metodo y se encuentran en la carpeta resources en el archivo sql-artifactIMPL.properties</text:p>
      <text:p text:style-name="P1"/>
      <text:p text:style-name="P9">TRANSACTIONS</text:p>
      <text:p text:style-name="P9"/>
      <text:p text:style-name="P2">En la clase abstracta se encuentran las implementaciones de los metodos getCustomerIn y SetCustomerout que se han creado cuando hemos creado los dtos con apx-cli.</text:p>
      <text:p text:style-name="P2"/>
      <text:p text:style-name="P2">En la clase transactions se encuentra la logica de nuestra aplicación en el metodo execute</text:p>
      <text:p text:style-name="P2"/>
      <text:p text:style-name="P5">@<text:span text:style-name="T1">Override</text:span></text:p>
      <text:p text:style-name="P6">    <text:span text:style-name="T5">public</text:span><text:span text:style-name="T3"> </text:span><text:span text:style-name="T2">void</text:span><text:span text:style-name="T3"> </text:span><text:span text:style-name="T6">execute</text:span><text:span text:style-name="T3">() {</text:span></text:p>
      <text:p text:style-name="P6">        <text:span text:style-name="T2">WIKJR123</text:span><text:span text:style-name="T3"> </text:span><text:span text:style-name="T7">wikjR123</text:span><text:span text:style-name="T3"> </text:span><text:span text:style-name="T8">=</text:span><text:span text:style-name="T3"> </text:span><text:span text:style-name="T5">this</text:span><text:span text:style-name="T3">.</text:span><text:span text:style-name="T6">getServiceLibrary</text:span><text:span text:style-name="T3">(</text:span><text:span text:style-name="T2">WIKJR123</text:span><text:span text:style-name="T3">.</text:span><text:span text:style-name="T9">class</text:span><text:span text:style-name="T3">);</text:span></text:p>
      <text:p text:style-name="P8"/>
      <text:p text:style-name="P6">        <text:span text:style-name="T2">CustomerIn</text:span><text:span text:style-name="T3"> </text:span><text:span text:style-name="T7">customer</text:span><text:span text:style-name="T3"> </text:span><text:span text:style-name="T8">=</text:span><text:span text:style-name="T3"> </text:span><text:span text:style-name="T5">this</text:span><text:span text:style-name="T3">.</text:span><text:span text:style-name="T6">getCustomerin</text:span><text:span text:style-name="T3">();</text:span></text:p>
      <text:p text:style-name="P8"/>
      <text:p text:style-name="P6">        <text:span text:style-name="T2">int</text:span><text:span text:style-name="T3"> </text:span><text:span text:style-name="T7">result</text:span><text:span text:style-name="T3"> </text:span><text:span text:style-name="T8">=</text:span><text:span text:style-name="T3"> </text:span><text:span text:style-name="T7">wikjR123</text:span><text:span text:style-name="T3">.</text:span><text:span text:style-name="T6">executeInsert</text:span><text:span text:style-name="T3">(</text:span><text:span text:style-name="T7">customer</text:span><text:span text:style-name="T3">);</text:span></text:p>
      <text:p text:style-name="P6">        <text:span text:style-name="T9">if</text:span><text:span text:style-name="T3">(</text:span><text:span text:style-name="T7">result</text:span><text:span text:style-name="T3"> </text:span><text:span text:style-name="T8">==</text:span><text:span text:style-name="T3"> </text:span><text:span text:style-name="T11">0</text:span><text:span text:style-name="T3">){</text:span></text:p>
      <text:p text:style-name="P6">            <text:span text:style-name="T6">setCustomerout</text:span><text:span text:style-name="T3">(</text:span><text:span text:style-name="T5">null</text:span><text:span text:style-name="T3">);</text:span></text:p>
      <text:p text:style-name="P6">        <text:span text:style-name="T3">}</text:span><text:span text:style-name="T9">else</text:span><text:span text:style-name="T3">{</text:span></text:p>
      <text:p text:style-name="P8"/>
      <text:p text:style-name="P6">            <text:span text:style-name="T2">CustomerOut</text:span><text:span text:style-name="T3"> </text:span><text:span text:style-name="T7">customerOut</text:span><text:span text:style-name="T3"> </text:span><text:span text:style-name="T8">=</text:span><text:span text:style-name="T3"> </text:span><text:span text:style-name="T7">wikjR123</text:span><text:span text:style-name="T3">.</text:span><text:span text:style-name="T6">executeSelect</text:span><text:span text:style-name="T3">(</text:span><text:span text:style-name="T7">customer</text:span><text:span text:style-name="T3">.</text:span><text:span text:style-name="T6">getId</text:span><text:span text:style-name="T3">());</text:span></text:p>
      <text:p text:style-name="P6">            <text:span text:style-name="T6">setCustomerout</text:span><text:span text:style-name="T3">(</text:span><text:span text:style-name="T7">customerOut</text:span><text:span text:style-name="T3">);</text:span></text:p>
      <text:p text:style-name="P6">        <text:span text:style-name="T3">}</text:span></text:p>
      <text:p text:style-name="P6">    <text:span text:style-name="T3">}</text:span></text:p>
      <text:p text:style-name="P2"/>
      <text:p text:style-name="P2">En este metodo instanciamos un objeto WIKJR123 para poder usar los metodos executeinsert y executeSelect de libraries, despues instanciamos un objeto tipo CustomerIn usando el metodo de la clase abstracta de transacciones, creamos una variable result donde asignamos el valor de retorno de executeInsert para saber si se ha persistido el objeto customer en la base de datos y si es afirmativo</text:p>
      <text:p text:style-name="P2">hacemos el executeSelect asignando el resultado a un objeto de tipo CustomerOut que es el que devolvemos.</text:p>
      <text:p text:style-name="P2"/>
      <text:p text:style-name="P2">En la carpeta transacctions tambien se encuentra dentro de la carpeta resources el xml con los dtos in y out y con sus parametros </text:p>
      <text:p text:style-name="P7">    <text:span text:style-name="T12">&lt;</text:span><text:span text:style-name="T4">paramsIn</text:span><text:span text:style-name="T12">&gt;</text:span></text:p>
      <text:p text:style-name="P6">        <text:span text:style-name="T13">&lt;</text:span><text:span text:style-name="T5">dto</text:span><text:span text:style-name="T3"> </text:span><text:span text:style-name="T7">order</text:span><text:span text:style-name="T3">=</text:span><text:span text:style-name="T10">"1"</text:span><text:span text:style-name="T3"> </text:span><text:span text:style-name="T7">name</text:span><text:span text:style-name="T3">=</text:span><text:span text:style-name="T10">"customerIn"</text:span><text:span text:style-name="T3"> </text:span><text:span text:style-name="T7">mandatory</text:span><text:span text:style-name="T3">=</text:span><text:span text:style-name="T10">"0"</text:span><text:span text:style-name="T3"> </text:span><text:span text:style-name="T7">package</text:span><text:span text:style-name="T3">=</text:span><text:span text:style-name="T10">"com.bbva.wikj.dto.ejemploselect.CustomerIn"</text:span><text:span text:style-name="T3"> </text:span><text:span text:style-name="T7">artifactId</text:span><text:span text:style-name="T3">=</text:span><text:span text:style-name="T10">"WIKJC123"</text:span><text:span text:style-name="T13">&gt;</text:span></text:p>
      <text:p text:style-name="P6">            <text:span text:style-name="T13">&lt;</text:span><text:span text:style-name="T5">parameter</text:span><text:span text:style-name="T3"> </text:span><text:span text:style-name="T7">order</text:span><text:span text:style-name="T3">=</text:span><text:span text:style-name="T10">"1"</text:span><text:span text:style-name="T3"> </text:span><text:span text:style-name="T7">name</text:span><text:span text:style-name="T3">=</text:span><text:span text:style-name="T10">"id"</text:span><text:span text:style-name="T3"> </text:span><text:span text:style-name="T7">mandatory</text:span><text:span text:style-name="T3">=</text:span><text:span text:style-name="T10">"1"</text:span><text:span text:style-name="T3"> </text:span><text:span text:style-name="T7">type</text:span><text:span text:style-name="T3">=</text:span><text:span text:style-name="T10">"String"</text:span><text:span text:style-name="T3"> </text:span><text:span text:style-name="T7">size</text:span><text:span text:style-name="T3">=</text:span><text:span text:style-name="T10">"5"</text:span><text:span text:style-name="T13">/&gt;</text:span></text:p>
      <text:p text:style-name="P6">            <text:span text:style-name="T13">&lt;</text:span><text:span text:style-name="T5">parameter</text:span><text:span text:style-name="T3"> </text:span><text:span text:style-name="T7">order</text:span><text:span text:style-name="T3">=</text:span><text:span text:style-name="T10">"2"</text:span><text:span text:style-name="T3"> </text:span><text:span text:style-name="T7">name</text:span><text:span text:style-name="T3">=</text:span><text:span text:style-name="T10">"nuip"</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10"</text:span><text:span text:style-name="T13">/&gt;</text:span></text:p>
      <text:p text:style-name="P6">            <text:span text:style-name="T13">&lt;</text:span><text:span text:style-name="T5">parameter</text:span><text:span text:style-name="T3"> </text:span><text:span text:style-name="T7">order</text:span><text:span text:style-name="T3">=</text:span><text:span text:style-name="T10">"3"</text:span><text:span text:style-name="T3"> </text:span><text:span text:style-name="T7">name</text:span><text:span text:style-name="T3">=</text:span><text:span text:style-name="T10">"fullName"</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50"</text:span><text:span text:style-name="T13">/&gt;</text:span></text:p>
      <text:p text:style-name="P6">            <text:span text:style-name="T13">&lt;</text:span><text:span text:style-name="T5">parameter</text:span><text:span text:style-name="T3"> </text:span><text:span text:style-name="T7">order</text:span><text:span text:style-name="T3">=</text:span><text:span text:style-name="T10">"4"</text:span><text:span text:style-name="T3"> </text:span><text:span text:style-name="T7">name</text:span><text:span text:style-name="T3">=</text:span><text:span text:style-name="T10">"phone"</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15"</text:span><text:span text:style-name="T13">/&gt;</text:span></text:p>
      <text:p text:style-name="P6">            <text:span text:style-name="T13">&lt;</text:span><text:span text:style-name="T5">parameter</text:span><text:span text:style-name="T3"> </text:span><text:span text:style-name="T7">order</text:span><text:span text:style-name="T3">=</text:span><text:span text:style-name="T10">"5"</text:span><text:span text:style-name="T3"> </text:span><text:span text:style-name="T7">name</text:span><text:span text:style-name="T3">=</text:span><text:span text:style-name="T10">"address"</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30"</text:span><text:span text:style-name="T13">/&gt;</text:span></text:p>
      <text:p text:style-name="P8"/>
      <text:p text:style-name="P6">        <text:span text:style-name="T13">&lt;/</text:span><text:span text:style-name="T5">dto</text:span><text:span text:style-name="T13">&gt;</text:span></text:p>
      <text:p text:style-name="P6">    <text:span text:style-name="T13">&lt;/</text:span><text:span text:style-name="T5">paramsIn</text:span><text:span text:style-name="T13">&gt;</text:span></text:p>
      <text:p text:style-name="P6">    <text:span text:style-name="T13">&lt;</text:span><text:span text:style-name="T5">paramsOut</text:span><text:span text:style-name="T13">&gt;</text:span></text:p>
      <text:p text:style-name="P6">        <text:span text:style-name="T13">&lt;</text:span><text:span text:style-name="T5">dto</text:span><text:span text:style-name="T3"> </text:span><text:span text:style-name="T7">order</text:span><text:span text:style-name="T3">=</text:span><text:span text:style-name="T10">"1"</text:span><text:span text:style-name="T3"> </text:span><text:span text:style-name="T7">name</text:span><text:span text:style-name="T3">=</text:span><text:span text:style-name="T10">"customerOut"</text:span><text:span text:style-name="T3"> </text:span><text:span text:style-name="T7">mandatory</text:span><text:span text:style-name="T3">=</text:span><text:span text:style-name="T10">"0"</text:span><text:span text:style-name="T3"> </text:span><text:span text:style-name="T7">package</text:span><text:span text:style-name="T3">=</text:span><text:span text:style-name="T10">"com.bbva.wikj.dto.ejemploselect.CustomerOut"</text:span><text:span text:style-name="T3"> </text:span><text:span text:style-name="T7">artifactId</text:span><text:span text:style-name="T3">=</text:span><text:span text:style-name="T10">"WIKJC123"</text:span><text:span text:style-name="T13">&gt;</text:span></text:p>
      <text:p text:style-name="P6"><text:soft-page-break/>            <text:span text:style-name="T13">&lt;</text:span><text:span text:style-name="T5">parameter</text:span><text:span text:style-name="T3"> </text:span><text:span text:style-name="T7">order</text:span><text:span text:style-name="T3">=</text:span><text:span text:style-name="T10">"1"</text:span><text:span text:style-name="T3"> </text:span><text:span text:style-name="T7">name</text:span><text:span text:style-name="T3">=</text:span><text:span text:style-name="T10">"id"</text:span><text:span text:style-name="T3"> </text:span><text:span text:style-name="T7">mandatory</text:span><text:span text:style-name="T3">=</text:span><text:span text:style-name="T10">"1"</text:span><text:span text:style-name="T3"> </text:span><text:span text:style-name="T7">type</text:span><text:span text:style-name="T3">=</text:span><text:span text:style-name="T10">"String"</text:span><text:span text:style-name="T3"> </text:span><text:span text:style-name="T7">size</text:span><text:span text:style-name="T3">=</text:span><text:span text:style-name="T10">"5"</text:span><text:span text:style-name="T13">/&gt;</text:span></text:p>
      <text:p text:style-name="P6">            <text:span text:style-name="T13">&lt;</text:span><text:span text:style-name="T5">parameter</text:span><text:span text:style-name="T3"> </text:span><text:span text:style-name="T7">order</text:span><text:span text:style-name="T3">=</text:span><text:span text:style-name="T10">"2"</text:span><text:span text:style-name="T3"> </text:span><text:span text:style-name="T7">name</text:span><text:span text:style-name="T3">=</text:span><text:span text:style-name="T10">"nuip"</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10"</text:span><text:span text:style-name="T13">/&gt;</text:span></text:p>
      <text:p text:style-name="P6">            <text:span text:style-name="T13">&lt;</text:span><text:span text:style-name="T5">parameter</text:span><text:span text:style-name="T3"> </text:span><text:span text:style-name="T7">order</text:span><text:span text:style-name="T3">=</text:span><text:span text:style-name="T10">"3"</text:span><text:span text:style-name="T3"> </text:span><text:span text:style-name="T7">name</text:span><text:span text:style-name="T3">=</text:span><text:span text:style-name="T10">"fullName"</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50"</text:span><text:span text:style-name="T13">/&gt;</text:span></text:p>
      <text:p text:style-name="P6">            <text:span text:style-name="T13">&lt;</text:span><text:span text:style-name="T5">parameter</text:span><text:span text:style-name="T3"> </text:span><text:span text:style-name="T7">order</text:span><text:span text:style-name="T3">=</text:span><text:span text:style-name="T10">"4"</text:span><text:span text:style-name="T3"> </text:span><text:span text:style-name="T7">name</text:span><text:span text:style-name="T3">=</text:span><text:span text:style-name="T10">"phone"</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15"</text:span><text:span text:style-name="T13">/&gt;</text:span></text:p>
      <text:p text:style-name="P6">            <text:span text:style-name="T13">&lt;</text:span><text:span text:style-name="T5">parameter</text:span><text:span text:style-name="T3"> </text:span><text:span text:style-name="T7">order</text:span><text:span text:style-name="T3">=</text:span><text:span text:style-name="T10">"5"</text:span><text:span text:style-name="T3"> </text:span><text:span text:style-name="T7">name</text:span><text:span text:style-name="T3">=</text:span><text:span text:style-name="T10">"address"</text:span><text:span text:style-name="T3"> </text:span><text:span text:style-name="T7">mandatory</text:span><text:span text:style-name="T3">=</text:span><text:span text:style-name="T10">"0"</text:span><text:span text:style-name="T3"> </text:span><text:span text:style-name="T7">type</text:span><text:span text:style-name="T3">=</text:span><text:span text:style-name="T10">"String"</text:span><text:span text:style-name="T3"> </text:span><text:span text:style-name="T7">size</text:span><text:span text:style-name="T3">=</text:span><text:span text:style-name="T10">"30"</text:span><text:span text:style-name="T13">/&gt;</text:span></text:p>
      <text:p text:style-name="P8"/>
      <text:p text:style-name="P6">        <text:span text:style-name="T13">&lt;/</text:span><text:span text:style-name="T5">dto</text:span><text:span text:style-name="T13">&gt;</text:span></text:p>
      <text:p text:style-name="P6">    <text:span text:style-name="T13">&lt;/</text:span><text:span text:style-name="T5">paramsOut</text:span><text:span text:style-name="T13">&gt;</text:span></text:p>
      <text:p text:style-name="P2"/>
      <text:p text:style-name="P2"/>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5-05T16:56:17.807000000</dc:date>
    <meta:editing-duration>PT58M51S</meta:editing-duration>
    <meta:editing-cycles>1</meta:editing-cycles>
    <meta:document-statistic meta:table-count="0" meta:image-count="0" meta:object-count="0" meta:page-count="3" meta:paragraph-count="68" meta:word-count="551" meta:character-count="4993" meta:non-whitespace-character-count="4096"/>
    <meta:generator>LibreOffice/7.4.7.2$Windows_X86_64 LibreOffice_project/723314e595e8007d3cf785c16538505a1c878ca5</meta:generator>
  </office:meta>
</office:document-meta>
</file>